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6E0000006E7C21D2ED0A7D1B9B.png" manifest:media-type="image/png"/>
  <manifest:file-entry manifest:full-path="Pictures/100002010000006400000064B99769758F49130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937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1.4479in"/>
    </style:style>
    <style:style style:name="P1" style:family="paragraph" style:parent-style-name="Standard">
      <style:paragraph-properties fo:text-align="center" style:justify-single-word="false"/>
      <style:text-properties style:font-name="Liberation Serif1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Ubuntu" fo:language="fr" fo:country="FR" fo:font-weight="bold" style:font-weight-asian="bold"/>
    </style:style>
    <style:style style:name="P3" style:family="paragraph" style:parent-style-name="Standard">
      <style:text-properties officeooo:rsid="0002cf33" officeooo:paragraph-rsid="0002cf33"/>
    </style:style>
    <style:style style:name="P4" style:family="paragraph" style:parent-style-name="Standard">
      <style:text-properties fo:font-weight="bold" officeooo:rsid="0002cf33" officeooo:paragraph-rsid="0002cf3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cf33" officeooo:paragraph-rsid="0002cf3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cf33" officeooo:paragraph-rsid="0002cf3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a673" officeooo:paragraph-rsid="0004a67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04a673" officeooo:paragraph-rsid="0004a67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02cf33" officeooo:paragraph-rsid="0004a673" style:font-style-asian="italic" style:font-weight-asian="normal" style:font-style-complex="italic" style:font-weight-complex="normal"/>
    </style:style>
    <style:style style:name="P10" style:family="paragraph" style:parent-style-name="Header">
      <style:paragraph-properties fo:text-align="center" style:justify-single-word="false"/>
      <style:text-properties fo:font-weight="bold" officeooo:rsid="0002cf33" officeooo:paragraph-rsid="0002cf33" style:font-weight-asian="bold" style:font-weight-complex="bold"/>
    </style:style>
    <style:style style:name="P11" style:family="paragraph" style:parent-style-name="Header">
      <style:paragraph-properties fo:text-align="center" style:justify-single-word="false"/>
      <style:text-properties fo:font-style="italic" fo:font-weight="normal" officeooo:rsid="0002cf33" officeooo:paragraph-rsid="0002cf33" style:font-style-asian="italic" style:font-weight-asian="normal" style:font-style-complex="italic" style:font-weight-complex="normal"/>
    </style:style>
    <style:style style:name="P12" style:family="paragraph" style:parent-style-name="Footer">
      <style:text-properties officeooo:rsid="00056d2f" officeooo:paragraph-rsid="00056d2f"/>
    </style:style>
    <style:style style:name="P13" style:family="paragraph" style:parent-style-name="Footer">
      <style:text-properties fo:font-style="italic" officeooo:rsid="00056d2f" officeooo:paragraph-rsid="00056d2f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02cf33" officeooo:paragraph-rsid="0002cf33"/>
    </style:style>
    <style:style style:name="P16" style:family="paragraph" style:parent-style-name="Table_20_Contents">
      <style:paragraph-properties fo:text-align="center" style:justify-single-word="false"/>
      <style:text-properties officeooo:rsid="0002cf33" officeooo:paragraph-rsid="0002cf3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04a673"/>
    </style:style>
    <style:style style:name="P19" style:family="paragraph" style:parent-style-name="Table_20_Contents">
      <style:paragraph-properties fo:text-align="start" style:justify-single-word="false"/>
      <style:text-properties officeooo:rsid="0004a673" officeooo:paragraph-rsid="0004a673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weight="bold" style:font-weight-asian="bold"/>
    </style:style>
    <style:style style:name="T1" style:family="text">
      <style:text-properties officeooo:rsid="00068a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cf33" style:font-style-asian="italic" style:font-style-complex="italic"/>
    </style:style>
    <style:style style:name="T5" style:family="text">
      <style:text-properties officeooo:rsid="0004a673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7ac87"/>
    </style:style>
    <style:style style:name="T8" style:family="text">
      <style:text-properties officeooo:rsid="0008721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Öğrencinin/Student</text:p>
      <text:p text:style-name="P3"/>
      <text:p text:style-name="P3">Adı Soyadı/<text:span text:style-name="T3">Name Surname</text:span>: _______________<text:tab/>Numarası/<text:span text:style-name="T3">ID Number</text:span>: ________________</text:p>
      <text:p text:style-name="P3"/>
      <text:p text:style-name="P3"/>
      <text:p text:style-name="P3">Stajın Başlangıç Tarihi/<text:span text:style-name="T3">Starting Date</text:span>: ___/___/_____</text:p>
      <text:p text:style-name="P3"/>
      <text:p text:style-name="P3">Stajın Bitiş Tarihi/<text:span text:style-name="T3">Ending Date</text:span>: <text:s text:c="9"/>___/___/_____</text:p>
      <text:p text:style-name="P3"/>
      <text:p text:style-name="P3">Çalıştığı İş Günü Sayısı/<text:span text:style-name="T3">Number of Work Days</text:span>: ____</text:p>
      <text:p text:style-name="P3"/>
      <text:p text:style-name="P3">Çalıştığı Bölüm/<text:span text:style-name="T3">Department</text:span>: ___________________</text:p>
      <text:p text:style-name="P3"/>
      <text:p text:style-name="P3"/>
      <text:p text:style-name="P5">Değerlendirme/Evaluation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P14"/>
          </table:table-cell>
          <table:table-cell office:value-type="string">
            <text:p text:style-name="P16">Yeterli<text:line-break/><text:span text:style-name="T3">Satisfactory</text:span></text:p>
          </table:table-cell>
          <table:table-cell office:value-type="string">
            <text:p text:style-name="P16">Yetersiz<text:line-break/><text:span text:style-name="T3">Unsatisfactory</text:span></text:p>
          </table:table-cell>
        </table:table-row>
        <table:table-row>
          <table:table-cell office:value-type="string">
            <text:p text:style-name="P15">Çalışma ve <text:span text:style-name="T5">g</text:span>ayret/<text:span text:style-name="T3">Motivation</text:span></text:p>
          </table:table-cell>
          <table:table-cell office:value-type="string">
            <text:p text:style-name="P17">___</text:p>
          </table:table-cell>
          <table:table-cell office:value-type="string">
            <text:p text:style-name="P18">___</text:p>
          </table:table-cell>
        </table:table-row>
        <table:table-row>
          <table:table-cell office:value-type="string">
            <text:p text:style-name="P19">İşi vaktinde ve tam yapma/<text:span text:style-name="T3">Compliance with schelues</text:span></text:p>
          </table:table-cell>
          <table:table-cell office:value-type="string">
            <text:p text:style-name="P18">___</text:p>
          </table:table-cell>
          <table:table-cell office:value-type="string">
            <text:p text:style-name="P18">___</text:p>
          </table:table-cell>
        </table:table-row>
        <table:table-row>
          <table:table-cell office:value-type="string">
            <text:p text:style-name="P19">Yöneticilere karşı tavrı/<text:span text:style-name="T3">Ability to work with a supervisor</text:span></text:p>
          </table:table-cell>
          <table:table-cell office:value-type="string">
            <text:p text:style-name="P18">___</text:p>
          </table:table-cell>
          <table:table-cell office:value-type="string">
            <text:p text:style-name="P18">___</text:p>
          </table:table-cell>
        </table:table-row>
        <table:table-row>
          <table:table-cell office:value-type="string">
            <text:p text:style-name="P19">Beceri ve yeteneği/<text:span text:style-name="T3">Skills and competence</text:span></text:p>
          </table:table-cell>
          <table:table-cell office:value-type="string">
            <text:p text:style-name="P18">___</text:p>
          </table:table-cell>
          <table:table-cell office:value-type="string">
            <text:p text:style-name="P18">___</text:p>
          </table:table-cell>
        </table:table-row>
        <table:table-row>
          <table:table-cell office:value-type="string">
            <text:p text:style-name="P19">Genel Değerlendirme/<text:span text:style-name="T3">Overall performance</text:span></text:p>
          </table:table-cell>
          <table:table-cell office:value-type="string">
            <text:p text:style-name="P18">___</text:p>
          </table:table-cell>
          <table:table-cell office:value-type="string">
            <text:p text:style-name="P18">___</text:p>
          </table:table-cell>
        </table:table-row>
        <table:table-row>
          <table:table-cell office:value-type="string">
            <text:p text:style-name="P14"/>
          </table:table-cell>
          <table:table-cell office:value-type="string">
            <text:p text:style-name="P17"/>
          </table:table-cell>
          <table:table-cell office:value-type="string">
            <text:p text:style-name="P17"/>
          </table:table-cell>
        </table:table-row>
        <table:table-row>
          <table:table-cell office:value-type="string">
            <text:p text:style-name="P19">Yorumlar/<text:span text:style-name="T3">Special remarks</text:span>:</text:p>
          </table:table-cell>
          <table:table-cell office:value-type="string">
            <text:p text:style-name="P17"/>
          </table:table-cell>
          <table:table-cell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7"><text:span text:style-name="T2">İşyeri Sorumlusu</text:span>/<text:span text:style-name="T3">Responsible Supervisor:</text:span></text:p>
      <text:p text:style-name="P8"/>
      <text:p text:style-name="P9">Adı Soyadı/Name Surname: <text:tab/>_______________</text:p>
      <text:p text:style-name="P9"/>
      <text:p text:style-name="P7"><text:span text:style-name="T3">Ünvan/</text:span><text:span text:style-name="T6">Title</text:span><text:span text:style-name="T3">: <text:tab/><text:tab/><text:tab/></text:span><text:span text:style-name="T4">_______________</text:span></text:p>
      <text:p text:style-name="P9"/>
      <text:p text:style-name="P7"><text:span text:style-name="T4">T</text:span><text:span text:style-name="T3">arih/Date: <text:tab/><text:tab/><text:tab/></text:span><text:span text:style-name="T4">___/___/_____<text:tab/><text:tab/></text:span><text:span text:style-name="T3">İmza/Signature: </text:span><text:span text:style-name="T4">_______________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arsayılan_20_Paragraf_20_Yazı_20_Tipi" style:display-name="Varsayılan Paragraf Yazı Tipi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375in" fo:margin-left="-0.3708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5.125in"/>
    </style:style>
    <style:style style:name="Table3.C" style:family="table-column">
      <style:table-column-properties style:column-width="1.1875in"/>
    </style:style>
    <style:style style:name="MP1" style:family="paragraph" style:parent-style-name="Standard" style:master-page-name="Standard">
      <style:paragraph-properties fo:text-align="center" style:justify-single-word="false" style:page-number="auto"/>
      <style:text-properties style:font-name="Liberation Serif1" fo:font-weight="bold" style:font-weight-asian="bold"/>
    </style:style>
    <style:style style:name="MP2" style:family="paragraph" style:parent-style-name="Standard">
      <style:paragraph-properties fo:text-align="center" style:justify-single-word="false"/>
      <style:text-properties style:font-name="Liberation Serif1" fo:font-weight="bold" style:font-weight-asian="bold"/>
    </style:style>
    <style:style style:name="MP3" style:family="paragraph" style:parent-style-name="Standard">
      <style:paragraph-properties fo:text-align="center" style:justify-single-word="false"/>
      <style:text-properties style:font-name="Ubuntu" fo:language="fr" fo:country="FR" fo:font-weight="bold" style:font-weight-asian="bold"/>
    </style:style>
    <style:style style:name="MP4" style:family="paragraph" style:parent-style-name="Header">
      <style:paragraph-properties fo:text-align="center" style:justify-single-word="false"/>
      <style:text-properties fo:font-weight="bold" officeooo:rsid="0002cf33" officeooo:paragraph-rsid="0002cf33" style:font-weight-asian="bold" style:font-weight-complex="bold"/>
    </style:style>
    <style:style style:name="MP5" style:family="paragraph" style:parent-style-name="Header">
      <style:paragraph-properties fo:text-align="center" style:justify-single-word="false"/>
      <style:text-properties fo:font-style="italic" fo:font-weight="normal" officeooo:rsid="0002cf33" officeooo:paragraph-rsid="0002cf33" style:font-style-asian="italic" style:font-weight-asian="normal" style:font-style-complex="italic" style:font-weight-complex="normal"/>
    </style:style>
    <style:style style:name="MP6" style:family="paragraph" style:parent-style-name="Footer">
      <style:text-properties officeooo:rsid="00056d2f" officeooo:paragraph-rsid="00056d2f"/>
    </style:style>
    <style:style style:name="MP7" style:family="paragraph" style:parent-style-name="Footer">
      <style:text-properties fo:font-style="italic" officeooo:rsid="00056d2f" officeooo:paragraph-rsid="00056d2f" style:font-style-asian="italic" style:font-style-complex="italic"/>
    </style:style>
    <style:style style:name="MT1" style:family="text">
      <style:text-properties officeooo:rsid="0007ac87"/>
    </style:style>
    <style:style style:name="MT2" style:family="text">
      <style:text-properties officeooo:rsid="00087210"/>
    </style:style>
    <style:style style:name="MT3" style:family="text">
      <style:text-properties officeooo:rsid="00068a49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office:value-type="string">
              <text:p text:style-name="Standard"><draw:frame draw:style-name="Mfr1" draw:name="Image3" text:anchor-type="as-char" svg:width="1.0417in" svg:height="1.0417in" draw:z-index="0"><draw:image xlink:href="Pictures/100002010000006400000064B99769758F491300.png" xlink:type="simple" xlink:show="embed" xlink:actuate="onLoad"/></draw:frame></text:p>
              <text:p text:style-name="Table_20_Contents"/>
            </table:table-cell>
            <table:table-cell office:value-type="string">
              <text:p text:style-name="MP1">T.C.</text:p>
              <text:p text:style-name="MP2">ÇANAKKALE ONSEKİZ MART ÜNİVERSİTESİ</text:p>
              <text:p text:style-name="MP2">Mühendislik Fakültesi</text:p>
              <text:p text:style-name="MP2">Bilgisayar Mühendisliği Bölümü</text:p>
              <text:p text:style-name="MP3"/>
            </table:table-cell>
            <table:table-cell office:value-type="string">
              <text:p text:style-name="Standard"><draw:frame draw:style-name="Mfr2" draw:name="Image4" text:anchor-type="as-char" svg:y="-0.948in" svg:width="1in" svg:height="1in" draw:z-index="1"><draw:image xlink:href="Pictures/100002010000006E0000006E7C21D2ED0A7D1B9B.png" xlink:type="simple" xlink:show="embed" xlink:actuate="onLoad"/></draw:frame></text:p>
              <text:p text:style-name="Table_20_Contents"/>
            </table:table-cell>
          </table:table-row>
        </table:table>
        <text:p text:style-name="MP4">Staj Değerlendirme Formu</text:p>
        <text:p text:style-name="MP5">Practical Traning Evaluation Form</text:p>
      </style:header>
      <style:footer>
        <text:p text:style-name="MP6">Not: Staj bitiminde staj değerlendirme formunun bölüme <text:span text:style-name="MT1">kapalı zarfla </text:span>gönderilmesi önemle rica olunur.</text:p>
        <text:p text:style-name="MP7">P.S. Please <text:span text:style-name="MT2">send </text:span>this ev<text:span text:style-name="MT3">a</text:span>luation form to the department indicated abov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00:01:40.026245779</meta:creation-date>
    <dc:date>2017-01-16T19:51:43.706400806</dc:date>
    <meta:editing-duration>PT6M21S</meta:editing-duration>
    <meta:editing-cycles>5</meta:editing-cycles>
    <meta:generator>LibreOffice/5.2.2.2$Linux_X86_64 LibreOffice_project/20m0$Build-2</meta:generator>
    <meta:document-statistic meta:table-count="2" meta:image-count="2" meta:object-count="0" meta:page-count="1" meta:paragraph-count="39" meta:word-count="126" meta:character-count="1129" meta:non-whitespace-character-count="1023"/>
  </office:meta>
</office:document-meta>
</file>